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E4000002037EC059FC.png"/>
  <manifest:file-entry manifest:media-type="image/png" manifest:full-path="Pictures/100002010000018F000000F10C4BE7B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gradient" draw:fill-color="#bfab58" draw:fill-gradient-name="Gradiente_20_Marron_2f_Blanco" draw:fill-hatch-name="Black_20_0_20_Degrees" draw:opacity-name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gradient" draw:fill-gradient-name="Gradiente_20_Marron_2f_Blanco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bfab58" draw:end-color="#ffffff" draw:start-intensity="100%" draw:end-intensity="100%" draw:angle="450" draw:border="0%"/>
    <draw:gradient draw:name="Gradiente_20_Marron_2f_Blanco" draw:display-name="Gradiente Marron/Blanco" draw:style="linear" draw:start-color="#bfab58" draw:end-color="#ffffff" draw:start-intensity="100%" draw:end-intensity="100%" draw:angle="450" draw:border="0%"/>
    <draw:gradient draw:name="Lineal_20_Marron_2f_Amarillo" draw:display-name="Lineal Marron/Amarillo" draw:style="linear" draw:start-color="#804c19" draw:end-color="#ffff00" draw:start-intensity="100%" draw:end-intensity="100%" draw:angle="450" draw:border="45%"/>
    <draw:gradient draw:name="Linear_20_blue_2f_white" draw:display-name="Linear blue/white" draw:style="linear" draw:start-color="#000080" draw:end-color="#ffffff" draw:start-intensity="100%" draw:end-intensity="100%" draw:angle="450" draw:border="0%"/>
    <draw:gradient draw:name="Linear_20_yellow_2f_brown" draw:display-name="Linear yellow/brown" draw:style="linear" draw:start-color="#ffff66" draw:end-color="#996633" draw:start-intensity="100%" draw:end-intensity="100%" draw:angle="450" draw:border="45%"/>
    <draw:hatch draw:name="Black_20_0_20_Degrees" draw:display-name="Black 0 Degrees" draw:style="single" draw:color="#000000" draw:distance="0.102cm" draw:rotation="0"/>
    <draw:opacity draw:name="Transparency_20_1" draw:display-name="Transparency 1" draw:style="linear" draw:start="100%" draw:end="0%" draw:angle="0" draw:border="0%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es" fo:country="ES" style:letter-kerning="true" style:font-name-asian="DejaVu 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Albany AMT1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style style:name="P1" style:family="paragraph"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gradient" draw:fill-gradient-name="Gradiente_20_Marron_2f_Blanco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gradient" draw:fill-color="#bfab58" draw:fill-gradient-name="Gradiente_20_Marron_2f_Blanco" draw:fill-hatch-name="Black_20_0_20_Degrees" draw:opacity-name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pm1">
      <style:page-layout-properties fo:page-width="21.59cm" fo:page-height="27.94cm" style:num-format="1" style:print-orientation="portrait" fo:margin-top="0cm" fo:margin-bottom="0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background-image xlink:href="Pictures/10000201000001E4000002037EC059FC.png" xlink:type="simple" xlink:actuate="onLoad" style:position="bottom right" style:repeat="no-repeat"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pm1">
      <style:header>
        <text:p text:style-name="Header"><draw:frame draw:style-name="fr1" draw:name="gráficos1" text:anchor-type="paragraph" svg:x="0.205cm" svg:y="0.268cm" svg:width="4.06cm" svg:height="2.39cm" draw:z-index="2"><draw:image xlink:href="Pictures/100002010000018F000000F10C4BE7B2.png" xlink:type="simple" xlink:show="embed" xlink:actuate="onLoad"/></draw:frame><draw:rect text:anchor-type="paragraph" draw:z-index="1" draw:style-name="gr1" draw:text-style-name="P1" svg:width="0.451cm" svg:height="27.939cm" svg:x="-0.489cm" svg:y="-0.469cm"><text:p/></draw:rect><draw:rect text:anchor-type="paragraph" draw:z-index="0" draw:style-name="gr2" draw:text-style-name="P1" svg:width="21.563cm" svg:height="1.001cm" svg:x="-1.976cm" svg:y="26.938cm"><text:p/></draw:rect></text:p>
      </style:header>
      <style:footer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8-02-03T10:32:02</meta:creation-date>
    <dc:date>2008-02-04T08:45:01</dc:date>
    <meta:editing-cycles>4</meta:editing-cycles>
    <meta:editing-duration>PT1H25M41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0" meta:word-count="0" meta:character-count="0"/>
  </office:meta>
</office:document-meta>
</file>